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0.908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2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3">
            <text:p>Level</text:p>
          </table:table-cell>
          <table:table-cell table:style-name="ce1" office:value-type="string" calcext:value-type="string" table:number-columns-spanned="2" table:number-rows-spanned="2">
            <text:p>Races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2">
            <text:p>Position</text:p>
          </table:table-cell>
          <table:covered-table-cell/>
          <table:table-cell table:style-name="ce1" office:value-type="string" calcext:value-type="string" table:number-columns-spanned="6" table:number-rows-spanned="1">
            <text:p>Opponents</text:p>
          </table:table-cell>
          <table:covered-table-cell table:number-columns-repeated="5"/>
        </table:table-row>
        <table:table-row table:style-name="ro1">
          <table:table-cell/>
          <table:covered-table-cell/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Distanc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Low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High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Abs</text:p>
          </table:table-cell>
          <table:table-cell office:value-type="string" calcext:value-type="string">
            <text:p>Rel</text:p>
          </table:table-cell>
          <table:covered-table-cell/>
          <table:table-cell office:value-type="string" calcext:value-type="string">
            <text:p>Abs</text:p>
          </table:table-cell>
          <table:table-cell office:value-type="string" calcext:value-type="string">
            <text:p>Rel</text:p>
          </table:table-cell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Lvl</text:p>
          </table:table-cell>
          <table:table-cell table:style-name="ce2" office:value-type="string" calcext:value-type="string">
            <text:p>Places</text:p>
          </table:table-cell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Lvl</text:p>
          </table:table-cell>
          <table:table-cell table:style-name="ce2" office:value-type="string" calcext:value-type="string">
            <text:p>Places</text:p>
          </table:table-cell>
        </table:table-row>
        <table:table-row table:style-name="ro1">
          <table:table-cell office:value-type="string" calcext:value-type="string">
            <text:p>Niemand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3" table:number-columns-repeated="6"/>
        </table:table-row>
        <table:table-row table:style-name="ro1">
          <table:table-cell office:value-type="string" calcext:value-type="string">
            <text:p>Einstei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Erdbeerfel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telfeld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.67" calcext:value-type="float">
            <text:p>0,6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istung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33" calcext:value-type="float">
            <text:p>0,3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Spitze (Alien)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 table:style-name="ce2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number-columns-repeated="7"/>
          <table:table-cell table:style-name="ce2" table:number-columns-repeated="6"/>
        </table:table-row>
        <table:table-row table:style-name="ro1">
          <table:table-cell office:value-type="string" calcext:value-type="string">
            <text:p>.. over two year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table:formula="of:=([.C15]+[.C16]+[.C17]+[.C18]+[.C19]+[.C20]+[.C21])/[.C14]" office:value-type="float" office:value="4.4" calcext:value-type="float">
            <text:p>4,4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9-[.B14])/8" office:value-type="float" office:value="1" calcext:value-type="float">
            <text:p>1</text:p>
          </table:table-cell>
          <table:table-cell table:formula="of:=[.H14]*[.G14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formula="of:=([.C16]+[.C17]+[.C18]+[.C19]+[.C20]+[.C21])/[.C15]" office:value-type="float" office:value="6.33333333333333" calcext:value-type="float">
            <text:p>6,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9-[.B15])/8" office:value-type="float" office:value="0.875" calcext:value-type="float">
            <text:p>0,875</text:p>
          </table:table-cell>
          <table:table-cell table:formula="of:=[.H15]*[.G15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table:formula="of:=([.C17]+[.C18]+[.C19]+[.C20]+[.C21])/[.C16]" office:value-type="float" office:value="3.75" calcext:value-type="float">
            <text:p>3,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9-[.B16])/8" office:value-type="float" office:value="0.75" calcext:value-type="float">
            <text:p>0,75</text:p>
          </table:table-cell>
          <table:table-cell table:formula="of:=[.H16]*[.G16]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table:formula="of:=([.C18]+[.C19]+[.C20]+[.C21])/[.C17]" office:value-type="float" office:value="4" calcext:value-type="float">
            <text:p>4,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9-[.B17])/8" office:value-type="float" office:value="0.625" calcext:value-type="float">
            <text:p>0,625</text:p>
          </table:table-cell>
          <table:table-cell table:formula="of:=[.H17]*[.G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table:formula="of:=([.C19]+[.C20]+[.C21])/[.C18]" office:value-type="float" office:value="3" calcext:value-type="float">
            <text:p>3,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9-[.B18])/8" office:value-type="float" office:value="0.5" calcext:value-type="float">
            <text:p>0,5</text:p>
          </table:table-cell>
          <table:table-cell table:formula="of:=[.H18]*[.G18]" office:value-type="float" office:value="3.5" calcext:value-type="float">
            <text:p>3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table:formula="of:=([.C20]+[.C21])/[.C19]" office:value-type="float" office:value="2" calcext:value-type="float">
            <text:p>2,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9-[.B19])/8" office:value-type="float" office:value="0.375" calcext:value-type="float">
            <text:p>0,375</text:p>
          </table:table-cell>
          <table:table-cell table:formula="of:=[.H19]*[.G19]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table:formula="of:=([.C21])/[.C20]" office:value-type="float" office:value="1" calcext:value-type="float">
            <text:p>1,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(9-[.B20])/8" office:value-type="float" office:value="0.25" calcext:value-type="float">
            <text:p>0,25</text:p>
          </table:table-cell>
          <table:table-cell table:formula="of:=[.H20]*[.G20]" office:value-type="float" office:value="3.5" calcext:value-type="float">
            <text:p>3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5" table:formula="of:=0" office:value-type="float" office:value="0" calcext:value-type="float">
            <text:p>0,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9-[.B21])/8" office:value-type="float" office:value="0.125" calcext:value-type="float">
            <text:p>0,125</text:p>
          </table:table-cell>
          <table:table-cell table:formula="of:=[.H21]*[.G21]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.00.0000</text:date>, <text:time style:data-style-name="N2" text:time-value="22:05:47.46848840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3:40:25.133080368</meta:creation-date>
    <dc:date>2024-12-20T02:26:24.244938237</dc:date>
    <meta:editing-duration>PT5H12M4S</meta:editing-duration>
    <meta:editing-cycles>114</meta:editing-cycles>
    <meta:generator>LibreOffice/24.8.3.2$Linux_X86_64 LibreOffice_project/480$Build-2</meta:generator>
    <meta:document-statistic meta:table-count="1" meta:cell-count="117" meta:object-count="0"/>
  </office:meta>
</office:document-meta>
</file>